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7.260078" calcext:value-type="float">
            <text:p>27,260078</text:p>
          </table:table-cell>
          <table:table-cell table:formula="of:=([.D2]-[.E2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20006" calcext:value-type="float">
            <text:p>0,520006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7.260078" calcext:value-type="float">
            <text:p>27,260078</text:p>
          </table:table-cell>
          <table:table-cell table:formula="of:=([.D3]-[.E3])^2" office:value-type="float" office:value="0.00360876532900033" calcext:value-type="float">
            <text:p>0,0036087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0006" calcext:value-type="float">
            <text:p>0,520006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260078" calcext:value-type="float">
            <text:p>27,260078</text:p>
          </table:table-cell>
          <table:table-cell table:formula="of:=([.D4]-[.E4])^2" office:value-type="float" office:value="1.537418965329" calcext:value-type="float">
            <text:p>1,5374189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7.260078" calcext:value-type="float">
            <text:p>27,260078</text:p>
          </table:table-cell>
          <table:table-cell table:formula="of:=([.D5]-[.E5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520006" calcext:value-type="float">
            <text:p>0,520006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27.260078" calcext:value-type="float">
            <text:p>27,260078</text:p>
          </table:table-cell>
          <table:table-cell table:formula="of:=([.D6]-[.E6])^2" office:value-type="float" office:value="13.249032166084" calcext:value-type="float">
            <text:p>13,2490321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0006" calcext:value-type="float">
            <text:p>0,520006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27.260078" calcext:value-type="float">
            <text:p>27,260078</text:p>
          </table:table-cell>
          <table:table-cell table:formula="of:=([.D7]-[.E7])^2" office:value-type="float" office:value="12.531076085476" calcext:value-type="float">
            <text:p>12,5310760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27.260078" calcext:value-type="float">
            <text:p>27,260078</text:p>
          </table:table-cell>
          <table:table-cell table:formula="of:=([.D8]-[.E8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20006" calcext:value-type="float">
            <text:p>0,520006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27.260078" calcext:value-type="float">
            <text:p>27,260078</text:p>
          </table:table-cell>
          <table:table-cell table:formula="of:=([.D9]-[.E9])^2" office:value-type="float" office:value="13.986986646724" calcext:value-type="float">
            <text:p>13,9869866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520006" calcext:value-type="float">
            <text:p>0,520006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27.260078" calcext:value-type="float">
            <text:p>27,260078</text:p>
          </table:table-cell>
          <table:table-cell table:formula="of:=([.D10]-[.E10])^2" office:value-type="float" office:value="18.8349056064" calcext:value-type="float">
            <text:p>18,8349056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20006" calcext:value-type="float">
            <text:p>0,520006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27.260078" calcext:value-type="float">
            <text:p>27,260078</text:p>
          </table:table-cell>
          <table:table-cell table:formula="of:=([.D11]-[.E11])^2" office:value-type="float" office:value="4.579244766889" calcext:value-type="float">
            <text:p>4,57924476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20006" calcext:value-type="float">
            <text:p>0,520006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7.260078" calcext:value-type="float">
            <text:p>27,260078</text:p>
          </table:table-cell>
          <table:table-cell table:formula="of:=([.D12]-[.E12])^2" office:value-type="float" office:value="2.07336672656101" calcext:value-type="float">
            <text:p>2,07336672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20006" calcext:value-type="float">
            <text:p>0,520006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7.260078" calcext:value-type="float">
            <text:p>27,260078</text:p>
          </table:table-cell>
          <table:table-cell table:formula="of:=([.D13]-[.E13])^2" office:value-type="float" office:value="0.115548325775998" calcext:value-type="float">
            <text:p>0,1155483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260078" calcext:value-type="float">
            <text:p>27,260078</text:p>
          </table:table-cell>
          <table:table-cell table:formula="of:=([.D14]-[.E14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7.260078" calcext:value-type="float">
            <text:p>27,260078</text:p>
          </table:table-cell>
          <table:table-cell table:formula="of:=([.D15]-[.E15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520006" calcext:value-type="float">
            <text:p>0,520006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7.260078" calcext:value-type="float">
            <text:p>27,260078</text:p>
          </table:table-cell>
          <table:table-cell table:formula="of:=([.D16]-[.E16])^2" office:value-type="float" office:value="0.067640566084" calcext:value-type="float">
            <text:p>0,0676405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7.260078" calcext:value-type="float">
            <text:p>27,260078</text:p>
          </table:table-cell>
          <table:table-cell table:formula="of:=([.D17]-[.E17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7.260078" calcext:value-type="float">
            <text:p>27,260078</text:p>
          </table:table-cell>
          <table:table-cell table:formula="of:=([.D18]-[.E18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7.260078" calcext:value-type="float">
            <text:p>27,260078</text:p>
          </table:table-cell>
          <table:table-cell table:formula="of:=([.D19]-[.E19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520006" calcext:value-type="float">
            <text:p>0,520006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7.260078" calcext:value-type="float">
            <text:p>27,260078</text:p>
          </table:table-cell>
          <table:table-cell table:formula="of:=([.D20]-[.E20])^2" office:value-type="float" office:value="7.075988365329" calcext:value-type="float">
            <text:p>7,07598836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20006" calcext:value-type="float">
            <text:p>0,520006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7.260078" calcext:value-type="float">
            <text:p>27,260078</text:p>
          </table:table-cell>
          <table:table-cell table:formula="of:=([.D21]-[.E21])^2" office:value-type="float" office:value="8.18004616608401" calcext:value-type="float">
            <text:p>8,18004616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520006" calcext:value-type="float">
            <text:p>0,520006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7.260078" calcext:value-type="float">
            <text:p>27,260078</text:p>
          </table:table-cell>
          <table:table-cell table:formula="of:=([.D22]-[.E22])^2" office:value-type="float" office:value="19.010323766889" calcext:value-type="float">
            <text:p>19,01032376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520006" calcext:value-type="float">
            <text:p>0,520006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7.260078" calcext:value-type="float">
            <text:p>27,260078</text:p>
          </table:table-cell>
          <table:table-cell table:formula="of:=([.D23]-[.E23])^2" office:value-type="float" office:value="16.484265846724" calcext:value-type="float">
            <text:p>16,4842658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520006" calcext:value-type="float">
            <text:p>0,520006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7.260078" calcext:value-type="float">
            <text:p>27,260078</text:p>
          </table:table-cell>
          <table:table-cell table:formula="of:=([.D24]-[.E24])^2" office:value-type="float" office:value="12.674141125776" calcext:value-type="float">
            <text:p>12,67414112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520006" calcext:value-type="float">
            <text:p>0,520006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7.260078" calcext:value-type="float">
            <text:p>27,260078</text:p>
          </table:table-cell>
          <table:table-cell table:formula="of:=([.D25]-[.E25])^2" office:value-type="float" office:value="13.396127045184" calcext:value-type="float">
            <text:p>13,3961270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520006" calcext:value-type="float">
            <text:p>0,520006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7.260078" calcext:value-type="float">
            <text:p>27,260078</text:p>
          </table:table-cell>
          <table:table-cell table:formula="of:=([.D26]-[.E26])^2" office:value-type="float" office:value="9.986099286241" calcext:value-type="float">
            <text:p>9,98609928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520006" calcext:value-type="float">
            <text:p>0,520006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7.260078" calcext:value-type="float">
            <text:p>27,260078</text:p>
          </table:table-cell>
          <table:table-cell table:formula="of:=([.D27]-[.E27])^2" office:value-type="float" office:value="2.433843366084" calcext:value-type="float">
            <text:p>2,43384336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7.260078" calcext:value-type="float">
            <text:p>27,260078</text:p>
          </table:table-cell>
          <table:table-cell table:formula="of:=([.D28]-[.E28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20006" calcext:value-type="float">
            <text:p>0,520006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260078" calcext:value-type="float">
            <text:p>27,260078</text:p>
          </table:table-cell>
          <table:table-cell table:formula="of:=([.D29]-[.E29])^2" office:value-type="float" office:value="0.547483086241004" calcext:value-type="float">
            <text:p>0,54748308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7.260078" calcext:value-type="float">
            <text:p>27,260078</text:p>
          </table:table-cell>
          <table:table-cell table:formula="of:=([.D30]-[.E30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20006" calcext:value-type="float">
            <text:p>0,520006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7.260078" calcext:value-type="float">
            <text:p>27,260078</text:p>
          </table:table-cell>
          <table:table-cell table:formula="of:=([.D31]-[.E31])^2" office:value-type="float" office:value="0.547483086241004" calcext:value-type="float">
            <text:p>0,5474830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20006" calcext:value-type="float">
            <text:p>0,520006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7.260078" calcext:value-type="float">
            <text:p>27,260078</text:p>
          </table:table-cell>
          <table:table-cell table:formula="of:=([.D32]-[.E32])^2" office:value-type="float" office:value="3.02732160639999" calcext:value-type="float">
            <text:p>3,0273216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520006" calcext:value-type="float">
            <text:p>0,520006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7.260078" calcext:value-type="float">
            <text:p>27,260078</text:p>
          </table:table-cell>
          <table:table-cell table:formula="of:=([.D33]-[.E33])^2" office:value-type="float" office:value="5.95319984672399" calcext:value-type="float">
            <text:p>5,95319984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520006" calcext:value-type="float">
            <text:p>0,520006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7.260078" calcext:value-type="float">
            <text:p>27,260078</text:p>
          </table:table-cell>
          <table:table-cell table:formula="of:=([.D34]-[.E34])^2" office:value-type="float" office:value="17.976955525776" calcext:value-type="float">
            <text:p>17,97695552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520006" calcext:value-type="float">
            <text:p>0,520006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27.260078" calcext:value-type="float">
            <text:p>27,260078</text:p>
          </table:table-cell>
          <table:table-cell table:formula="of:=([.D35]-[.E35])^2" office:value-type="float" office:value="6.45122916532899" calcext:value-type="float">
            <text:p>6,45122916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20006" calcext:value-type="float">
            <text:p>0,520006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7.260078" calcext:value-type="float">
            <text:p>27,260078</text:p>
          </table:table-cell>
          <table:table-cell table:formula="of:=([.D36]-[.E36])^2" office:value-type="float" office:value="1.299413046724" calcext:value-type="float">
            <text:p>1,29941304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0006" calcext:value-type="float">
            <text:p>0,520006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7.260078" calcext:value-type="float">
            <text:p>27,260078</text:p>
          </table:table-cell>
          <table:table-cell table:formula="of:=([.D37]-[.E37])^2" office:value-type="float" office:value="0.409504005624998" calcext:value-type="float">
            <text:p>0,40950400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260078" calcext:value-type="float">
            <text:p>27,260078</text:p>
          </table:table-cell>
          <table:table-cell table:formula="of:=([.D38]-[.E38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7.260078" calcext:value-type="float">
            <text:p>27,260078</text:p>
          </table:table-cell>
          <table:table-cell table:formula="of:=([.D39]-[.E39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7.260078" calcext:value-type="float">
            <text:p>27,260078</text:p>
          </table:table-cell>
          <table:table-cell table:formula="of:=([.D40]-[.E40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7.260078" calcext:value-type="float">
            <text:p>27,260078</text:p>
          </table:table-cell>
          <table:table-cell table:formula="of:=([.D41]-[.E41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7.260078" calcext:value-type="float">
            <text:p>27,260078</text:p>
          </table:table-cell>
          <table:table-cell table:formula="of:=([.D42]-[.E42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7.260078" calcext:value-type="float">
            <text:p>27,260078</text:p>
          </table:table-cell>
          <table:table-cell table:formula="of:=([.D43]-[.E43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7.260078" calcext:value-type="float">
            <text:p>27,260078</text:p>
          </table:table-cell>
          <table:table-cell table:formula="of:=([.D44]-[.E44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7.260078" calcext:value-type="float">
            <text:p>27,260078</text:p>
          </table:table-cell>
          <table:table-cell table:formula="of:=([.D45]-[.E45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7.260078" calcext:value-type="float">
            <text:p>27,260078</text:p>
          </table:table-cell>
          <table:table-cell table:formula="of:=([.D46]-[.E46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7.260078" calcext:value-type="float">
            <text:p>27,260078</text:p>
          </table:table-cell>
          <table:table-cell table:formula="of:=([.D47]-[.E47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20006" calcext:value-type="float">
            <text:p>0,520006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7.260078" calcext:value-type="float">
            <text:p>27,260078</text:p>
          </table:table-cell>
          <table:table-cell table:formula="of:=([.D48]-[.E48])^2" office:value-type="float" office:value="3.459893886241" calcext:value-type="float">
            <text:p>3,45989388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7.260078" calcext:value-type="float">
            <text:p>27,260078</text:p>
          </table:table-cell>
          <table:table-cell table:formula="of:=([.D49]-[.E49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520006" calcext:value-type="float">
            <text:p>0,520006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7.260078" calcext:value-type="float">
            <text:p>27,260078</text:p>
          </table:table-cell>
          <table:table-cell table:formula="of:=([.D50]-[.E50])^2" office:value-type="float" office:value="5.10794352577601" calcext:value-type="float">
            <text:p>5,1079435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520006" calcext:value-type="float">
            <text:p>0,520006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7.260078" calcext:value-type="float">
            <text:p>27,260078</text:p>
          </table:table-cell>
          <table:table-cell table:formula="of:=([.D51]-[.E51])^2" office:value-type="float" office:value="6.553994245929" calcext:value-type="float">
            <text:p>6,55399424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520006" calcext:value-type="float">
            <text:p>0,520006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7.260078" calcext:value-type="float">
            <text:p>27,260078</text:p>
          </table:table-cell>
          <table:table-cell table:formula="of:=([.D52]-[.E52])^2" office:value-type="float" office:value="5.10794352577601" calcext:value-type="float">
            <text:p>5,1079435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7.260078" calcext:value-type="float">
            <text:p>27,260078</text:p>
          </table:table-cell>
          <table:table-cell table:formula="of:=([.D53]-[.E53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7.260078" calcext:value-type="float">
            <text:p>27,260078</text:p>
          </table:table-cell>
          <table:table-cell table:formula="of:=([.D54]-[.E54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20006" calcext:value-type="float">
            <text:p>0,520006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7.260078" calcext:value-type="float">
            <text:p>27,260078</text:p>
          </table:table-cell>
          <table:table-cell table:formula="of:=([.D55]-[.E55])^2" office:value-type="float" office:value="1.795393645929" calcext:value-type="float">
            <text:p>1,79539364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20006" calcext:value-type="float">
            <text:p>0,520006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7.260078" calcext:value-type="float">
            <text:p>27,260078</text:p>
          </table:table-cell>
          <table:table-cell table:formula="of:=([.D56]-[.E56])^2" office:value-type="float" office:value="4.579244766889" calcext:value-type="float">
            <text:p>4,57924476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520006" calcext:value-type="float">
            <text:p>0,520006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27.260078" calcext:value-type="float">
            <text:p>27,260078</text:p>
          </table:table-cell>
          <table:table-cell table:formula="of:=([.D57]-[.E57])^2" office:value-type="float" office:value="6.45122916532899" calcext:value-type="float">
            <text:p>6,4512291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520006" calcext:value-type="float">
            <text:p>0,520006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27.260078" calcext:value-type="float">
            <text:p>27,260078</text:p>
          </table:table-cell>
          <table:table-cell table:formula="of:=([.D58]-[.E58])^2" office:value-type="float" office:value="13.249032166084" calcext:value-type="float">
            <text:p>13,24903216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520006" calcext:value-type="float">
            <text:p>0,520006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27.260078" calcext:value-type="float">
            <text:p>27,260078</text:p>
          </table:table-cell>
          <table:table-cell table:formula="of:=([.D59]-[.E59])^2" office:value-type="float" office:value="6.96919344592898" calcext:value-type="float">
            <text:p>6,96919344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520006" calcext:value-type="float">
            <text:p>0,520006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7.260078" calcext:value-type="float">
            <text:p>27,260078</text:p>
          </table:table-cell>
          <table:table-cell table:formula="of:=([.D60]-[.E60])^2" office:value-type="float" office:value="10.497114005625" calcext:value-type="float">
            <text:p>10,49711400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20006" calcext:value-type="float">
            <text:p>0,520006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7.260078" calcext:value-type="float">
            <text:p>27,260078</text:p>
          </table:table-cell>
          <table:table-cell table:formula="of:=([.D61]-[.E61])^2" office:value-type="float" office:value="8.64315312577599" calcext:value-type="float">
            <text:p>8,64315312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20006" calcext:value-type="float">
            <text:p>0,520006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7.260078" calcext:value-type="float">
            <text:p>27,260078</text:p>
          </table:table-cell>
          <table:table-cell table:formula="of:=([.D62]-[.E62])^2" office:value-type="float" office:value="8.64315312577599" calcext:value-type="float">
            <text:p>8,64315312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520006" calcext:value-type="float">
            <text:p>0,520006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7.260078" calcext:value-type="float">
            <text:p>27,260078</text:p>
          </table:table-cell>
          <table:table-cell table:formula="of:=([.D63]-[.E63])^2" office:value-type="float" office:value="5.01726848547599" calcext:value-type="float">
            <text:p>5,01726848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20006" calcext:value-type="float">
            <text:p>0,520006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7.260078" calcext:value-type="float">
            <text:p>27,260078</text:p>
          </table:table-cell>
          <table:table-cell table:formula="of:=([.D64]-[.E64])^2" office:value-type="float" office:value="0.0195773265609997" calcext:value-type="float">
            <text:p>0,0195773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260078" calcext:value-type="float">
            <text:p>27,260078</text:p>
          </table:table-cell>
          <table:table-cell table:formula="of:=([.D65]-[.E65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7.260078" calcext:value-type="float">
            <text:p>27,260078</text:p>
          </table:table-cell>
          <table:table-cell table:formula="of:=([.D66]-[.E66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7.260078" calcext:value-type="float">
            <text:p>27,260078</text:p>
          </table:table-cell>
          <table:table-cell table:formula="of:=([.D67]-[.E67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7.260078" calcext:value-type="float">
            <text:p>27,260078</text:p>
          </table:table-cell>
          <table:table-cell table:formula="of:=([.D68]-[.E68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7.260078" calcext:value-type="float">
            <text:p>27,260078</text:p>
          </table:table-cell>
          <table:table-cell table:formula="of:=([.D69]-[.E69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20006" calcext:value-type="float">
            <text:p>0,520006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7.260078" calcext:value-type="float">
            <text:p>27,260078</text:p>
          </table:table-cell>
          <table:table-cell table:formula="of:=([.D70]-[.E70])^2" office:value-type="float" office:value="3.09789216688901" calcext:value-type="float">
            <text:p>3,0978921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7.260078" calcext:value-type="float">
            <text:p>27,260078</text:p>
          </table:table-cell>
          <table:table-cell table:formula="of:=([.D71]-[.E71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7.260078" calcext:value-type="float">
            <text:p>27,260078</text:p>
          </table:table-cell>
          <table:table-cell table:formula="of:=([.D72]-[.E72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7.260078" calcext:value-type="float">
            <text:p>27,260078</text:p>
          </table:table-cell>
          <table:table-cell table:formula="of:=([.D73]-[.E73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520006" calcext:value-type="float">
            <text:p>0,520006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7.260078" calcext:value-type="float">
            <text:p>27,260078</text:p>
          </table:table-cell>
          <table:table-cell table:formula="of:=([.D74]-[.E74])^2" office:value-type="float" office:value="7.618052646724" calcext:value-type="float">
            <text:p>7,6180526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7.260078" calcext:value-type="float">
            <text:p>27,260078</text:p>
          </table:table-cell>
          <table:table-cell table:formula="of:=([.D75]-[.E75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7.260078" calcext:value-type="float">
            <text:p>27,260078</text:p>
          </table:table-cell>
          <table:table-cell table:formula="of:=([.D76]-[.E76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7.260078" calcext:value-type="float">
            <text:p>27,260078</text:p>
          </table:table-cell>
          <table:table-cell table:formula="of:=([.D77]-[.E77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7.260078" calcext:value-type="float">
            <text:p>27,260078</text:p>
          </table:table-cell>
          <table:table-cell table:formula="of:=([.D78]-[.E78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520006" calcext:value-type="float">
            <text:p>0,520006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7.260078" calcext:value-type="float">
            <text:p>27,260078</text:p>
          </table:table-cell>
          <table:table-cell table:formula="of:=([.D79]-[.E79])^2" office:value-type="float" office:value="7.075988365329" calcext:value-type="float">
            <text:p>7,0759883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7.260078" calcext:value-type="float">
            <text:p>27,260078</text:p>
          </table:table-cell>
          <table:table-cell table:formula="of:=([.D80]-[.E80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7.260078" calcext:value-type="float">
            <text:p>27,260078</text:p>
          </table:table-cell>
          <table:table-cell table:formula="of:=([.D81]-[.E81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520006" calcext:value-type="float">
            <text:p>0,520006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7.260078" calcext:value-type="float">
            <text:p>27,260078</text:p>
          </table:table-cell>
          <table:table-cell table:formula="of:=([.D82]-[.E82])^2" office:value-type="float" office:value="0.067640566084" calcext:value-type="float">
            <text:p>0,06764056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20006" calcext:value-type="float">
            <text:p>0,520006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260078" calcext:value-type="float">
            <text:p>27,260078</text:p>
          </table:table-cell>
          <table:table-cell table:formula="of:=([.D83]-[.E83])^2" office:value-type="float" office:value="2.07336672656101" calcext:value-type="float">
            <text:p>2,07336672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0006" calcext:value-type="float">
            <text:p>0,520006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7.260078" calcext:value-type="float">
            <text:p>27,260078</text:p>
          </table:table-cell>
          <table:table-cell table:formula="of:=([.D84]-[.E84])^2" office:value-type="float" office:value="2.37137824518399" calcext:value-type="float">
            <text:p>2,37137824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520006" calcext:value-type="float">
            <text:p>0,520006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7.260078" calcext:value-type="float">
            <text:p>27,260078</text:p>
          </table:table-cell>
          <table:table-cell table:formula="of:=([.D85]-[.E85])^2" office:value-type="float" office:value="0.291509287056002" calcext:value-type="float">
            <text:p>0,29150928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7.260078" calcext:value-type="float">
            <text:p>27,260078</text:p>
          </table:table-cell>
          <table:table-cell table:formula="of:=([.D86]-[.E86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0006" calcext:value-type="float">
            <text:p>0,520006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7.260078" calcext:value-type="float">
            <text:p>27,260078</text:p>
          </table:table-cell>
          <table:table-cell table:formula="of:=([.D87]-[.E87])^2" office:value-type="float" office:value="0.129653285476003" calcext:value-type="float">
            <text:p>0,12965328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7.260078" calcext:value-type="float">
            <text:p>27,260078</text:p>
          </table:table-cell>
          <table:table-cell table:formula="of:=([.D88]-[.E88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7.260078" calcext:value-type="float">
            <text:p>27,260078</text:p>
          </table:table-cell>
          <table:table-cell table:formula="of:=([.D89]-[.E89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20006" calcext:value-type="float">
            <text:p>0,520006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7.260078" calcext:value-type="float">
            <text:p>27,260078</text:p>
          </table:table-cell>
          <table:table-cell table:formula="of:=([.D90]-[.E90])^2" office:value-type="float" office:value="3.459893886241" calcext:value-type="float">
            <text:p>3,4598938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20006" calcext:value-type="float">
            <text:p>0,520006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7.260078" calcext:value-type="float">
            <text:p>27,260078</text:p>
          </table:table-cell>
          <table:table-cell table:formula="of:=([.D91]-[.E91])^2" office:value-type="float" office:value="3.459893886241" calcext:value-type="float">
            <text:p>3,45989388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20006" calcext:value-type="float">
            <text:p>0,520006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7.260078" calcext:value-type="float">
            <text:p>27,260078</text:p>
          </table:table-cell>
          <table:table-cell table:formula="of:=([.D92]-[.E92])^2" office:value-type="float" office:value="3.459893886241" calcext:value-type="float">
            <text:p>3,45989388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7.260078" calcext:value-type="float">
            <text:p>27,260078</text:p>
          </table:table-cell>
          <table:table-cell table:formula="of:=([.D93]-[.E93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7.260078" calcext:value-type="float">
            <text:p>27,260078</text:p>
          </table:table-cell>
          <table:table-cell table:formula="of:=([.D94]-[.E94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7.260078" calcext:value-type="float">
            <text:p>27,260078</text:p>
          </table:table-cell>
          <table:table-cell table:formula="of:=([.D95]-[.E95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520006" calcext:value-type="float">
            <text:p>0,520006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7.260078" calcext:value-type="float">
            <text:p>27,260078</text:p>
          </table:table-cell>
          <table:table-cell table:formula="of:=([.D96]-[.E96])^2" office:value-type="float" office:value="8.18004616608401" calcext:value-type="float">
            <text:p>8,18004616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520006" calcext:value-type="float">
            <text:p>0,520006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7.260078" calcext:value-type="float">
            <text:p>27,260078</text:p>
          </table:table-cell>
          <table:table-cell table:formula="of:=([.D97]-[.E97])^2" office:value-type="float" office:value="2.433843366084" calcext:value-type="float">
            <text:p>2,43384336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520006" calcext:value-type="float">
            <text:p>0,520006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7.260078" calcext:value-type="float">
            <text:p>27,260078</text:p>
          </table:table-cell>
          <table:table-cell table:formula="of:=([.D98]-[.E98])^2" office:value-type="float" office:value="7.618052646724" calcext:value-type="float">
            <text:p>7,61805264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520006" calcext:value-type="float">
            <text:p>0,520006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7.260078" calcext:value-type="float">
            <text:p>27,260078</text:p>
          </table:table-cell>
          <table:table-cell table:formula="of:=([.D99]-[.E99])^2" office:value-type="float" office:value="9.986099286241" calcext:value-type="float">
            <text:p>9,98609928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520006" calcext:value-type="float">
            <text:p>0,520006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7.260078" calcext:value-type="float">
            <text:p>27,260078</text:p>
          </table:table-cell>
          <table:table-cell table:formula="of:=([.D100]-[.E100])^2" office:value-type="float" office:value="8.76203808547599" calcext:value-type="float">
            <text:p>8,7620380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7.260078" calcext:value-type="float">
            <text:p>27,260078</text:p>
          </table:table-cell>
          <table:table-cell table:formula="of:=([.D101]-[.E101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7.260078" calcext:value-type="float">
            <text:p>27,260078</text:p>
          </table:table-cell>
          <table:table-cell table:formula="of:=([.D102]-[.E102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20006" calcext:value-type="float">
            <text:p>0,520006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7.260078" calcext:value-type="float">
            <text:p>27,260078</text:p>
          </table:table-cell>
          <table:table-cell table:formula="of:=([.D103]-[.E103])^2" office:value-type="float" office:value="6.05199852656099" calcext:value-type="float">
            <text:p>6,05199852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20006" calcext:value-type="float">
            <text:p>0,520006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7.260078" calcext:value-type="float">
            <text:p>27,260078</text:p>
          </table:table-cell>
          <table:table-cell table:formula="of:=([.D104]-[.E104])^2" office:value-type="float" office:value="0.00159384592900014" calcext:value-type="float">
            <text:p>0,00159384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0006" calcext:value-type="float">
            <text:p>0,520006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260078" calcext:value-type="float">
            <text:p>27,260078</text:p>
          </table:table-cell>
          <table:table-cell table:formula="of:=([.D105]-[.E105])^2" office:value-type="float" office:value="0.409504005624998" calcext:value-type="float">
            <text:p>0,40950400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20006" calcext:value-type="float">
            <text:p>0,520006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7.260078" calcext:value-type="float">
            <text:p>27,260078</text:p>
          </table:table-cell>
          <table:table-cell table:formula="of:=([.D106]-[.E106])^2" office:value-type="float" office:value="1.299413046724" calcext:value-type="float">
            <text:p>1,29941304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20006" calcext:value-type="float">
            <text:p>0,520006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7.260078" calcext:value-type="float">
            <text:p>27,260078</text:p>
          </table:table-cell>
          <table:table-cell table:formula="of:=([.D107]-[.E107])^2" office:value-type="float" office:value="3.02732160639999" calcext:value-type="float">
            <text:p>3,0273216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7.260078" calcext:value-type="float">
            <text:p>27,260078</text:p>
          </table:table-cell>
          <table:table-cell table:formula="of:=([.D108]-[.E108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0006" calcext:value-type="float">
            <text:p>0,520006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7.260078" calcext:value-type="float">
            <text:p>27,260078</text:p>
          </table:table-cell>
          <table:table-cell table:formula="of:=([.D109]-[.E109])^2" office:value-type="float" office:value="0.0256262467239986" calcext:value-type="float">
            <text:p>0,02562624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7.260078" calcext:value-type="float">
            <text:p>27,260078</text:p>
          </table:table-cell>
          <table:table-cell table:formula="of:=([.D110]-[.E110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20006" calcext:value-type="float">
            <text:p>0,520006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7.260078" calcext:value-type="float">
            <text:p>27,260078</text:p>
          </table:table-cell>
          <table:table-cell table:formula="of:=([.D111]-[.E111])^2" office:value-type="float" office:value="3.09789216688901" calcext:value-type="float">
            <text:p>3,09789216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7.260078" calcext:value-type="float">
            <text:p>27,260078</text:p>
          </table:table-cell>
          <table:table-cell table:formula="of:=([.D112]-[.E112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7.260078" calcext:value-type="float">
            <text:p>27,260078</text:p>
          </table:table-cell>
          <table:table-cell table:formula="of:=([.D113]-[.E113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7.260078" calcext:value-type="float">
            <text:p>27,260078</text:p>
          </table:table-cell>
          <table:table-cell table:formula="of:=([.D114]-[.E114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7.260078" calcext:value-type="float">
            <text:p>27,260078</text:p>
          </table:table-cell>
          <table:table-cell table:formula="of:=([.D115]-[.E115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7.260078" calcext:value-type="float">
            <text:p>27,260078</text:p>
          </table:table-cell>
          <table:table-cell table:formula="of:=([.D116]-[.E116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7.260078" calcext:value-type="float">
            <text:p>27,260078</text:p>
          </table:table-cell>
          <table:table-cell table:formula="of:=([.D117]-[.E117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7.260078" calcext:value-type="float">
            <text:p>27,260078</text:p>
          </table:table-cell>
          <table:table-cell table:formula="of:=([.D118]-[.E118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7.260078" calcext:value-type="float">
            <text:p>27,260078</text:p>
          </table:table-cell>
          <table:table-cell table:formula="of:=([.D119]-[.E119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20006" calcext:value-type="float">
            <text:p>0,520006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7.260078" calcext:value-type="float">
            <text:p>27,260078</text:p>
          </table:table-cell>
          <table:table-cell table:formula="of:=([.D120]-[.E120])^2" office:value-type="float" office:value="3.09789216688901" calcext:value-type="float">
            <text:p>3,09789216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7.260078" calcext:value-type="float">
            <text:p>27,260078</text:p>
          </table:table-cell>
          <table:table-cell table:formula="of:=([.D121]-[.E121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520006" calcext:value-type="float">
            <text:p>0,520006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7.260078" calcext:value-type="float">
            <text:p>27,260078</text:p>
          </table:table-cell>
          <table:table-cell table:formula="of:=([.D122]-[.E122])^2" office:value-type="float" office:value="5.10794352577601" calcext:value-type="float">
            <text:p>5,10794352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20006" calcext:value-type="float">
            <text:p>0,520006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7.260078" calcext:value-type="float">
            <text:p>27,260078</text:p>
          </table:table-cell>
          <table:table-cell table:formula="of:=([.D123]-[.E123])^2" office:value-type="float" office:value="4.24394608705601" calcext:value-type="float">
            <text:p>4,24394608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520006" calcext:value-type="float">
            <text:p>0,520006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7.260078" calcext:value-type="float">
            <text:p>27,260078</text:p>
          </table:table-cell>
          <table:table-cell table:formula="of:=([.D124]-[.E124])^2" office:value-type="float" office:value="7.075988365329" calcext:value-type="float">
            <text:p>7,07598836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7.260078" calcext:value-type="float">
            <text:p>27,260078</text:p>
          </table:table-cell>
          <table:table-cell table:formula="of:=([.D125]-[.E125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0006" calcext:value-type="float">
            <text:p>0,520006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7.260078" calcext:value-type="float">
            <text:p>27,260078</text:p>
          </table:table-cell>
          <table:table-cell table:formula="of:=([.D126]-[.E126])^2" office:value-type="float" office:value="2.37137824518399" calcext:value-type="float">
            <text:p>2,37137824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520006" calcext:value-type="float">
            <text:p>0,520006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7.260078" calcext:value-type="float">
            <text:p>27,260078</text:p>
          </table:table-cell>
          <table:table-cell table:formula="of:=([.D127]-[.E127])^2" office:value-type="float" office:value="3.76330900562501" calcext:value-type="float">
            <text:p>3,76330900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520006" calcext:value-type="float">
            <text:p>0,520006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7.260078" calcext:value-type="float">
            <text:p>27,260078</text:p>
          </table:table-cell>
          <table:table-cell table:formula="of:=([.D128]-[.E128])^2" office:value-type="float" office:value="9.859072487056" calcext:value-type="float">
            <text:p>9,85907248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20006" calcext:value-type="float">
            <text:p>0,520006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27.260078" calcext:value-type="float">
            <text:p>27,260078</text:p>
          </table:table-cell>
          <table:table-cell table:formula="of:=([.D129]-[.E129])^2" office:value-type="float" office:value="13.986986646724" calcext:value-type="float">
            <text:p>13,98698664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520006" calcext:value-type="float">
            <text:p>0,520006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27.260078" calcext:value-type="float">
            <text:p>27,260078</text:p>
          </table:table-cell>
          <table:table-cell table:formula="of:=([.D130]-[.E130])^2" office:value-type="float" office:value="10.497114005625" calcext:value-type="float">
            <text:p>10,49711400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520006" calcext:value-type="float">
            <text:p>0,520006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7.260078" calcext:value-type="float">
            <text:p>27,260078</text:p>
          </table:table-cell>
          <table:table-cell table:formula="of:=([.D131]-[.E131])^2" office:value-type="float" office:value="13.249032166084" calcext:value-type="float">
            <text:p>13,24903216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520006" calcext:value-type="float">
            <text:p>0,520006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7.260078" calcext:value-type="float">
            <text:p>27,260078</text:p>
          </table:table-cell>
          <table:table-cell table:formula="of:=([.D132]-[.E132])^2" office:value-type="float" office:value="17.976955525776" calcext:value-type="float">
            <text:p>17,9769555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520006" calcext:value-type="float">
            <text:p>0,520006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27.260078" calcext:value-type="float">
            <text:p>27,260078</text:p>
          </table:table-cell>
          <table:table-cell table:formula="of:=([.D133]-[.E133])^2" office:value-type="float" office:value="10.497114005625" calcext:value-type="float">
            <text:p>10,49711400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520006" calcext:value-type="float">
            <text:p>0,520006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7.260078" calcext:value-type="float">
            <text:p>27,260078</text:p>
          </table:table-cell>
          <table:table-cell table:formula="of:=([.D134]-[.E134])^2" office:value-type="float" office:value="6.45122916532899" calcext:value-type="float">
            <text:p>6,45122916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7.260078" calcext:value-type="float">
            <text:p>27,260078</text:p>
          </table:table-cell>
          <table:table-cell table:formula="of:=([.D135]-[.E135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20006" calcext:value-type="float">
            <text:p>0,520006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260078" calcext:value-type="float">
            <text:p>27,260078</text:p>
          </table:table-cell>
          <table:table-cell table:formula="of:=([.D136]-[.E136])^2" office:value-type="float" office:value="0.067640566084" calcext:value-type="float">
            <text:p>0,06764056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20006" calcext:value-type="float">
            <text:p>0,520006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7.260078" calcext:value-type="float">
            <text:p>27,260078</text:p>
          </table:table-cell>
          <table:table-cell table:formula="of:=([.D137]-[.E137])^2" office:value-type="float" office:value="3.38529088705601" calcext:value-type="float">
            <text:p>3,38529088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0006" calcext:value-type="float">
            <text:p>0,520006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260078" calcext:value-type="float">
            <text:p>27,260078</text:p>
          </table:table-cell>
          <table:table-cell table:formula="of:=([.D138]-[.E138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7.260078" calcext:value-type="float">
            <text:p>27,260078</text:p>
          </table:table-cell>
          <table:table-cell table:formula="of:=([.D139]-[.E139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7.260078" calcext:value-type="float">
            <text:p>27,260078</text:p>
          </table:table-cell>
          <table:table-cell table:formula="of:=([.D140]-[.E140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7.260078" calcext:value-type="float">
            <text:p>27,260078</text:p>
          </table:table-cell>
          <table:table-cell table:formula="of:=([.D141]-[.E141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7.260078" calcext:value-type="float">
            <text:p>27,260078</text:p>
          </table:table-cell>
          <table:table-cell table:formula="of:=([.D142]-[.E142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7.260078" calcext:value-type="float">
            <text:p>27,260078</text:p>
          </table:table-cell>
          <table:table-cell table:formula="of:=([.D143]-[.E143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7.260078" calcext:value-type="float">
            <text:p>27,260078</text:p>
          </table:table-cell>
          <table:table-cell table:formula="of:=([.D144]-[.E144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7.260078" calcext:value-type="float">
            <text:p>27,260078</text:p>
          </table:table-cell>
          <table:table-cell table:formula="of:=([.D145]-[.E145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0006" calcext:value-type="float">
            <text:p>0,520006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7.260078" calcext:value-type="float">
            <text:p>27,260078</text:p>
          </table:table-cell>
          <table:table-cell table:formula="of:=([.D146]-[.E146])^2" office:value-type="float" office:value="1.537418965329" calcext:value-type="float">
            <text:p>1,53741896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7.260078" calcext:value-type="float">
            <text:p>27,260078</text:p>
          </table:table-cell>
          <table:table-cell table:formula="of:=([.D147]-[.E147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7.260078" calcext:value-type="float">
            <text:p>27,260078</text:p>
          </table:table-cell>
          <table:table-cell table:formula="of:=([.D148]-[.E148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0006" calcext:value-type="float">
            <text:p>0,520006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7.260078" calcext:value-type="float">
            <text:p>27,260078</text:p>
          </table:table-cell>
          <table:table-cell table:formula="of:=([.D149]-[.E149])^2" office:value-type="float" office:value="12.531076085476" calcext:value-type="float">
            <text:p>12,531076085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20006" calcext:value-type="float">
            <text:p>0,520006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7.260078" calcext:value-type="float">
            <text:p>27,260078</text:p>
          </table:table-cell>
          <table:table-cell table:formula="of:=([.D150]-[.E150])^2" office:value-type="float" office:value="3.459893886241" calcext:value-type="float">
            <text:p>3,4598938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20006" calcext:value-type="float">
            <text:p>0,520006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7.260078" calcext:value-type="float">
            <text:p>27,260078</text:p>
          </table:table-cell>
          <table:table-cell table:formula="of:=([.D151]-[.E151])^2" office:value-type="float" office:value="13.986986646724" calcext:value-type="float">
            <text:p>13,98698664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20006" calcext:value-type="float">
            <text:p>0,520006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7.260078" calcext:value-type="float">
            <text:p>27,260078</text:p>
          </table:table-cell>
          <table:table-cell table:formula="of:=([.D152]-[.E152])^2" office:value-type="float" office:value="3.09789216688901" calcext:value-type="float">
            <text:p>3,09789216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520006" calcext:value-type="float">
            <text:p>0,520006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7.260078" calcext:value-type="float">
            <text:p>27,260078</text:p>
          </table:table-cell>
          <table:table-cell table:formula="of:=([.D153]-[.E153])^2" office:value-type="float" office:value="17.139003845184" calcext:value-type="float">
            <text:p>17,13900384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20006" calcext:value-type="float">
            <text:p>0,520006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7.260078" calcext:value-type="float">
            <text:p>27,260078</text:p>
          </table:table-cell>
          <table:table-cell table:formula="of:=([.D154]-[.E154])^2" office:value-type="float" office:value="0.115548325775998" calcext:value-type="float">
            <text:p>0,11554832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7.260078" calcext:value-type="float">
            <text:p>27,260078</text:p>
          </table:table-cell>
          <table:table-cell table:formula="of:=([.D155]-[.E155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7.260078" calcext:value-type="float">
            <text:p>27,260078</text:p>
          </table:table-cell>
          <table:table-cell table:formula="of:=([.D156]-[.E156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0006" calcext:value-type="float">
            <text:p>0,520006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7.260078" calcext:value-type="float">
            <text:p>27,260078</text:p>
          </table:table-cell>
          <table:table-cell table:formula="of:=([.D157]-[.E157])^2" office:value-type="float" office:value="12.531076085476" calcext:value-type="float">
            <text:p>12,53107608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20006" calcext:value-type="float">
            <text:p>0,520006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7.260078" calcext:value-type="float">
            <text:p>27,260078</text:p>
          </table:table-cell>
          <table:table-cell table:formula="of:=([.D158]-[.E158])^2" office:value-type="float" office:value="5.47523496608401" calcext:value-type="float">
            <text:p>5,47523496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0006" calcext:value-type="float">
            <text:p>0,520006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7.260078" calcext:value-type="float">
            <text:p>27,260078</text:p>
          </table:table-cell>
          <table:table-cell table:formula="of:=([.D159]-[.E159])^2" office:value-type="float" office:value="0.409504005624998" calcext:value-type="float">
            <text:p>0,4095040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20006" calcext:value-type="float">
            <text:p>0,520006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7.260078" calcext:value-type="float">
            <text:p>27,260078</text:p>
          </table:table-cell>
          <table:table-cell table:formula="of:=([.D160]-[.E160])^2" office:value-type="float" office:value="0.067640566084" calcext:value-type="float">
            <text:p>0,06764056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260078" calcext:value-type="float">
            <text:p>27,260078</text:p>
          </table:table-cell>
          <table:table-cell table:formula="of:=([.D161]-[.E161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7.260078" calcext:value-type="float">
            <text:p>27,260078</text:p>
          </table:table-cell>
          <table:table-cell table:formula="of:=([.D162]-[.E162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7.260078" calcext:value-type="float">
            <text:p>27,260078</text:p>
          </table:table-cell>
          <table:table-cell table:formula="of:=([.D163]-[.E163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7.260078" calcext:value-type="float">
            <text:p>27,260078</text:p>
          </table:table-cell>
          <table:table-cell table:formula="of:=([.D164]-[.E164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7.260078" calcext:value-type="float">
            <text:p>27,260078</text:p>
          </table:table-cell>
          <table:table-cell table:formula="of:=([.D165]-[.E165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7.260078" calcext:value-type="float">
            <text:p>27,260078</text:p>
          </table:table-cell>
          <table:table-cell table:formula="of:=([.D166]-[.E166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7.260078" calcext:value-type="float">
            <text:p>27,260078</text:p>
          </table:table-cell>
          <table:table-cell table:formula="of:=([.D167]-[.E167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7.260078" calcext:value-type="float">
            <text:p>27,260078</text:p>
          </table:table-cell>
          <table:table-cell table:formula="of:=([.D168]-[.E168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7.260078" calcext:value-type="float">
            <text:p>27,260078</text:p>
          </table:table-cell>
          <table:table-cell table:formula="of:=([.D169]-[.E169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7.260078" calcext:value-type="float">
            <text:p>27,260078</text:p>
          </table:table-cell>
          <table:table-cell table:formula="of:=([.D170]-[.E170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7.260078" calcext:value-type="float">
            <text:p>27,260078</text:p>
          </table:table-cell>
          <table:table-cell table:formula="of:=([.D171]-[.E171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520006" calcext:value-type="float">
            <text:p>0,520006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7.260078" calcext:value-type="float">
            <text:p>27,260078</text:p>
          </table:table-cell>
          <table:table-cell table:formula="of:=([.D172]-[.E172])^2" office:value-type="float" office:value="2.433843366084" calcext:value-type="float">
            <text:p>2,43384336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20006" calcext:value-type="float">
            <text:p>0,520006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7.260078" calcext:value-type="float">
            <text:p>27,260078</text:p>
          </table:table-cell>
          <table:table-cell table:formula="of:=([.D173]-[.E173])^2" office:value-type="float" office:value="0.00159384592900014" calcext:value-type="float">
            <text:p>0,00159384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20006" calcext:value-type="float">
            <text:p>0,520006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260078" calcext:value-type="float">
            <text:p>27,260078</text:p>
          </table:table-cell>
          <table:table-cell table:formula="of:=([.D174]-[.E174])^2" office:value-type="float" office:value="2.07336672656101" calcext:value-type="float">
            <text:p>2,07336672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520006" calcext:value-type="float">
            <text:p>0,520006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7.260078" calcext:value-type="float">
            <text:p>27,260078</text:p>
          </table:table-cell>
          <table:table-cell table:formula="of:=([.D175]-[.E175])^2" office:value-type="float" office:value="6.96919344592898" calcext:value-type="float">
            <text:p>6,96919344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520006" calcext:value-type="float">
            <text:p>0,520006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27.260078" calcext:value-type="float">
            <text:p>27,260078</text:p>
          </table:table-cell>
          <table:table-cell table:formula="of:=([.D176]-[.E176])^2" office:value-type="float" office:value="19.712854087056" calcext:value-type="float">
            <text:p>19,71285408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520006" calcext:value-type="float">
            <text:p>0,520006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27.260078" calcext:value-type="float">
            <text:p>27,260078</text:p>
          </table:table-cell>
          <table:table-cell table:formula="of:=([.D177]-[.E177])^2" office:value-type="float" office:value="19.712854087056" calcext:value-type="float">
            <text:p>19,71285408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20006" calcext:value-type="float">
            <text:p>0,520006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27.260078" calcext:value-type="float">
            <text:p>27,260078</text:p>
          </table:table-cell>
          <table:table-cell table:formula="of:=([.D178]-[.E178])^2" office:value-type="float" office:value="20.610919005625" calcext:value-type="float">
            <text:p>20,61091900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520006" calcext:value-type="float">
            <text:p>0,520006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27.260078" calcext:value-type="float">
            <text:p>27,260078</text:p>
          </table:table-cell>
          <table:table-cell table:formula="of:=([.D179]-[.E179])^2" office:value-type="float" office:value="17.976955525776" calcext:value-type="float">
            <text:p>17,97695552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20006" calcext:value-type="float">
            <text:p>0,520006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27.260078" calcext:value-type="float">
            <text:p>27,260078</text:p>
          </table:table-cell>
          <table:table-cell table:formula="of:=([.D180]-[.E180])^2" office:value-type="float" office:value="20.610919005625" calcext:value-type="float">
            <text:p>20,61091900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520006" calcext:value-type="float">
            <text:p>0,520006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27.260078" calcext:value-type="float">
            <text:p>27,260078</text:p>
          </table:table-cell>
          <table:table-cell table:formula="of:=([.D181]-[.E181])^2" office:value-type="float" office:value="11.833028966889" calcext:value-type="float">
            <text:p>11,83302896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7.260078" calcext:value-type="float">
            <text:p>27,260078</text:p>
          </table:table-cell>
          <table:table-cell table:formula="of:=([.D182]-[.E182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7.260078" calcext:value-type="float">
            <text:p>27,260078</text:p>
          </table:table-cell>
          <table:table-cell table:formula="of:=([.D183]-[.E183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0006" calcext:value-type="float">
            <text:p>0,520006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260078" calcext:value-type="float">
            <text:p>27,260078</text:p>
          </table:table-cell>
          <table:table-cell table:formula="of:=([.D184]-[.E184])^2" office:value-type="float" office:value="0.0256262467239986" calcext:value-type="float">
            <text:p>0,02562624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006" calcext:value-type="float">
            <text:p>0,520006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7.260078" calcext:value-type="float">
            <text:p>27,260078</text:p>
          </table:table-cell>
          <table:table-cell table:formula="of:=([.D185]-[.E185])^2" office:value-type="float" office:value="0.211676366889001" calcext:value-type="float">
            <text:p>0,21167636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7.260078" calcext:value-type="float">
            <text:p>27,260078</text:p>
          </table:table-cell>
          <table:table-cell table:formula="of:=([.D186]-[.E186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7.260078" calcext:value-type="float">
            <text:p>27,260078</text:p>
          </table:table-cell>
          <table:table-cell table:formula="of:=([.D187]-[.E187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0006" calcext:value-type="float">
            <text:p>0,520006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7.260078" calcext:value-type="float">
            <text:p>27,260078</text:p>
          </table:table-cell>
          <table:table-cell table:formula="of:=([.D188]-[.E188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7.260078" calcext:value-type="float">
            <text:p>27,260078</text:p>
          </table:table-cell>
          <table:table-cell table:formula="of:=([.D189]-[.E189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7.260078" calcext:value-type="float">
            <text:p>27,260078</text:p>
          </table:table-cell>
          <table:table-cell table:formula="of:=([.D190]-[.E190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7.260078" calcext:value-type="float">
            <text:p>27,260078</text:p>
          </table:table-cell>
          <table:table-cell table:formula="of:=([.D191]-[.E191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7.260078" calcext:value-type="float">
            <text:p>27,260078</text:p>
          </table:table-cell>
          <table:table-cell table:formula="of:=([.D192]-[.E192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7.260078" calcext:value-type="float">
            <text:p>27,260078</text:p>
          </table:table-cell>
          <table:table-cell table:formula="of:=([.D193]-[.E193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20006" calcext:value-type="float">
            <text:p>0,520006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7.260078" calcext:value-type="float">
            <text:p>27,260078</text:p>
          </table:table-cell>
          <table:table-cell table:formula="of:=([.D194]-[.E194])^2" office:value-type="float" office:value="3.09789216688901" calcext:value-type="float">
            <text:p>3,09789216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7.260078" calcext:value-type="float">
            <text:p>27,260078</text:p>
          </table:table-cell>
          <table:table-cell table:formula="of:=([.D195]-[.E195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7.260078" calcext:value-type="float">
            <text:p>27,260078</text:p>
          </table:table-cell>
          <table:table-cell table:formula="of:=([.D196]-[.E196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0006" calcext:value-type="float">
            <text:p>0,520006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7.260078" calcext:value-type="float">
            <text:p>27,260078</text:p>
          </table:table-cell>
          <table:table-cell table:formula="of:=([.D197]-[.E197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0006" calcext:value-type="float">
            <text:p>0,520006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7.260078" calcext:value-type="float">
            <text:p>27,260078</text:p>
          </table:table-cell>
          <table:table-cell table:formula="of:=([.D198]-[.E198])^2" office:value-type="float" office:value="0.0256262467239986" calcext:value-type="float">
            <text:p>0,02562624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20006" calcext:value-type="float">
            <text:p>0,520006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260078" calcext:value-type="float">
            <text:p>27,260078</text:p>
          </table:table-cell>
          <table:table-cell table:formula="of:=([.D199]-[.E199])^2" office:value-type="float" office:value="4.579244766889" calcext:value-type="float">
            <text:p>4,57924476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520006" calcext:value-type="float">
            <text:p>0,520006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7.260078" calcext:value-type="float">
            <text:p>27,260078</text:p>
          </table:table-cell>
          <table:table-cell table:formula="of:=([.D200]-[.E200])^2" office:value-type="float" office:value="11.833028966889" calcext:value-type="float">
            <text:p>11,83302896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27.260078" calcext:value-type="float">
            <text:p>27,260078</text:p>
          </table:table-cell>
          <table:table-cell table:formula="of:=([.D201]-[.E201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20006" calcext:value-type="float">
            <text:p>0,520006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27.260078" calcext:value-type="float">
            <text:p>27,260078</text:p>
          </table:table-cell>
          <table:table-cell table:formula="of:=([.D202]-[.E202])^2" office:value-type="float" office:value="20.610919005625" calcext:value-type="float">
            <text:p>20,61091900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20006" calcext:value-type="float">
            <text:p>0,520006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27.260078" calcext:value-type="float">
            <text:p>27,260078</text:p>
          </table:table-cell>
          <table:table-cell table:formula="of:=([.D203]-[.E203])^2" office:value-type="float" office:value="20.610919005625" calcext:value-type="float">
            <text:p>20,61091900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520006" calcext:value-type="float">
            <text:p>0,520006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27.260078" calcext:value-type="float">
            <text:p>27,260078</text:p>
          </table:table-cell>
          <table:table-cell table:formula="of:=([.D204]-[.E204])^2" office:value-type="float" office:value="18.8349056064" calcext:value-type="float">
            <text:p>18,83490560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27.260078" calcext:value-type="float">
            <text:p>27,260078</text:p>
          </table:table-cell>
          <table:table-cell table:formula="of:=([.D205]-[.E205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7.260078" calcext:value-type="float">
            <text:p>27,260078</text:p>
          </table:table-cell>
          <table:table-cell table:formula="of:=([.D206]-[.E206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20006" calcext:value-type="float">
            <text:p>0,520006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7.260078" calcext:value-type="float">
            <text:p>27,260078</text:p>
          </table:table-cell>
          <table:table-cell table:formula="of:=([.D207]-[.E207])^2" office:value-type="float" office:value="0.547483086241004" calcext:value-type="float">
            <text:p>0,54748308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20006" calcext:value-type="float">
            <text:p>0,520006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260078" calcext:value-type="float">
            <text:p>27,260078</text:p>
          </table:table-cell>
          <table:table-cell table:formula="of:=([.D208]-[.E208])^2" office:value-type="float" office:value="0.067640566084" calcext:value-type="float">
            <text:p>0,06764056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7.260078" calcext:value-type="float">
            <text:p>27,260078</text:p>
          </table:table-cell>
          <table:table-cell table:formula="of:=([.D209]-[.E209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7.260078" calcext:value-type="float">
            <text:p>27,260078</text:p>
          </table:table-cell>
          <table:table-cell table:formula="of:=([.D210]-[.E210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7.260078" calcext:value-type="float">
            <text:p>27,260078</text:p>
          </table:table-cell>
          <table:table-cell table:formula="of:=([.D211]-[.E211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7.260078" calcext:value-type="float">
            <text:p>27,260078</text:p>
          </table:table-cell>
          <table:table-cell table:formula="of:=([.D212]-[.E212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7.260078" calcext:value-type="float">
            <text:p>27,260078</text:p>
          </table:table-cell>
          <table:table-cell table:formula="of:=([.D213]-[.E213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520006" calcext:value-type="float">
            <text:p>0,520006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7.260078" calcext:value-type="float">
            <text:p>27,260078</text:p>
          </table:table-cell>
          <table:table-cell table:formula="of:=([.D214]-[.E214])^2" office:value-type="float" office:value="2.433843366084" calcext:value-type="float">
            <text:p>2,43384336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7.260078" calcext:value-type="float">
            <text:p>27,260078</text:p>
          </table:table-cell>
          <table:table-cell table:formula="of:=([.D215]-[.E215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520006" calcext:value-type="float">
            <text:p>0,520006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7.260078" calcext:value-type="float">
            <text:p>27,260078</text:p>
          </table:table-cell>
          <table:table-cell table:formula="of:=([.D216]-[.E216])^2" office:value-type="float" office:value="2.433843366084" calcext:value-type="float">
            <text:p>2,43384336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7.260078" calcext:value-type="float">
            <text:p>27,260078</text:p>
          </table:table-cell>
          <table:table-cell table:formula="of:=([.D217]-[.E217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20006" calcext:value-type="float">
            <text:p>0,520006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7.260078" calcext:value-type="float">
            <text:p>27,260078</text:p>
          </table:table-cell>
          <table:table-cell table:formula="of:=([.D218]-[.E218])^2" office:value-type="float" office:value="4.24394608705601" calcext:value-type="float">
            <text:p>4,24394608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7.260078" calcext:value-type="float">
            <text:p>27,260078</text:p>
          </table:table-cell>
          <table:table-cell table:formula="of:=([.D219]-[.E219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520006" calcext:value-type="float">
            <text:p>0,520006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7.260078" calcext:value-type="float">
            <text:p>27,260078</text:p>
          </table:table-cell>
          <table:table-cell table:formula="of:=([.D220]-[.E220])^2" office:value-type="float" office:value="5.10794352577601" calcext:value-type="float">
            <text:p>5,10794352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7.260078" calcext:value-type="float">
            <text:p>27,260078</text:p>
          </table:table-cell>
          <table:table-cell table:formula="of:=([.D221]-[.E221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7.260078" calcext:value-type="float">
            <text:p>27,260078</text:p>
          </table:table-cell>
          <table:table-cell table:formula="of:=([.D222]-[.E222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7.260078" calcext:value-type="float">
            <text:p>27,260078</text:p>
          </table:table-cell>
          <table:table-cell table:formula="of:=([.D223]-[.E223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20006" calcext:value-type="float">
            <text:p>0,520006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27.260078" calcext:value-type="float">
            <text:p>27,260078</text:p>
          </table:table-cell>
          <table:table-cell table:formula="of:=([.D224]-[.E224])^2" office:value-type="float" office:value="3.02732160639999" calcext:value-type="float">
            <text:p>3,02732160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520006" calcext:value-type="float">
            <text:p>0,520006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7.260078" calcext:value-type="float">
            <text:p>27,260078</text:p>
          </table:table-cell>
          <table:table-cell table:formula="of:=([.D225]-[.E225])^2" office:value-type="float" office:value="15.522993245929" calcext:value-type="float">
            <text:p>15,52299324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27.260078" calcext:value-type="float">
            <text:p>27,260078</text:p>
          </table:table-cell>
          <table:table-cell table:formula="of:=([.D226]-[.E226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20006" calcext:value-type="float">
            <text:p>0,520006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27.260078" calcext:value-type="float">
            <text:p>27,260078</text:p>
          </table:table-cell>
          <table:table-cell table:formula="of:=([.D227]-[.E227])^2" office:value-type="float" office:value="20.610919005625" calcext:value-type="float">
            <text:p>20,61091900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520006" calcext:value-type="float">
            <text:p>0,520006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27.260078" calcext:value-type="float">
            <text:p>27,260078</text:p>
          </table:table-cell>
          <table:table-cell table:formula="of:=([.D228]-[.E228])^2" office:value-type="float" office:value="13.249032166084" calcext:value-type="float">
            <text:p>13,24903216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520006" calcext:value-type="float">
            <text:p>0,520006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27.260078" calcext:value-type="float">
            <text:p>27,260078</text:p>
          </table:table-cell>
          <table:table-cell table:formula="of:=([.D229]-[.E229])^2" office:value-type="float" office:value="16.320945526561" calcext:value-type="float">
            <text:p>16,32094552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006" calcext:value-type="float">
            <text:p>0,520006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7.260078" calcext:value-type="float">
            <text:p>27,260078</text:p>
          </table:table-cell>
          <table:table-cell table:formula="of:=([.D230]-[.E230])^2" office:value-type="float" office:value="8.065191045184" calcext:value-type="float">
            <text:p>8,0651910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0006" calcext:value-type="float">
            <text:p>0,520006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7.260078" calcext:value-type="float">
            <text:p>27,260078</text:p>
          </table:table-cell>
          <table:table-cell table:formula="of:=([.D231]-[.E231])^2" office:value-type="float" office:value="0.409504005624998" calcext:value-type="float">
            <text:p>0,40950400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260078" calcext:value-type="float">
            <text:p>27,260078</text:p>
          </table:table-cell>
          <table:table-cell table:formula="of:=([.D232]-[.E232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20006" calcext:value-type="float">
            <text:p>0,520006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7.260078" calcext:value-type="float">
            <text:p>27,260078</text:p>
          </table:table-cell>
          <table:table-cell table:formula="of:=([.D233]-[.E233])^2" office:value-type="float" office:value="0.00360876532900033" calcext:value-type="float">
            <text:p>0,003608765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0006" calcext:value-type="float">
            <text:p>0,520006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7.260078" calcext:value-type="float">
            <text:p>27,260078</text:p>
          </table:table-cell>
          <table:table-cell table:formula="of:=([.D234]-[.E234])^2" office:value-type="float" office:value="0.129653285476003" calcext:value-type="float">
            <text:p>0,12965328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7.260078" calcext:value-type="float">
            <text:p>27,260078</text:p>
          </table:table-cell>
          <table:table-cell table:formula="of:=([.D235]-[.E235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20006" calcext:value-type="float">
            <text:p>0,520006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7.260078" calcext:value-type="float">
            <text:p>27,260078</text:p>
          </table:table-cell>
          <table:table-cell table:formula="of:=([.D236]-[.E236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0006" calcext:value-type="float">
            <text:p>0,520006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7.260078" calcext:value-type="float">
            <text:p>27,260078</text:p>
          </table:table-cell>
          <table:table-cell table:formula="of:=([.D237]-[.E237])^2" office:value-type="float" office:value="1.345787926561" calcext:value-type="float">
            <text:p>1,34578792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7.260078" calcext:value-type="float">
            <text:p>27,260078</text:p>
          </table:table-cell>
          <table:table-cell table:formula="of:=([.D238]-[.E238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7.260078" calcext:value-type="float">
            <text:p>27,260078</text:p>
          </table:table-cell>
          <table:table-cell table:formula="of:=([.D239]-[.E239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7.260078" calcext:value-type="float">
            <text:p>27,260078</text:p>
          </table:table-cell>
          <table:table-cell table:formula="of:=([.D240]-[.E240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0006" calcext:value-type="float">
            <text:p>0,520006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7.260078" calcext:value-type="float">
            <text:p>27,260078</text:p>
          </table:table-cell>
          <table:table-cell table:formula="of:=([.D241]-[.E241])^2" office:value-type="float" office:value="3.841894005625" calcext:value-type="float">
            <text:p>3,84189400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20006" calcext:value-type="float">
            <text:p>0,520006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7.260078" calcext:value-type="float">
            <text:p>27,260078</text:p>
          </table:table-cell>
          <table:table-cell table:formula="of:=([.D242]-[.E242])^2" office:value-type="float" office:value="4.24394608705601" calcext:value-type="float">
            <text:p>4,24394608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520006" calcext:value-type="float">
            <text:p>0,520006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7.260078" calcext:value-type="float">
            <text:p>27,260078</text:p>
          </table:table-cell>
          <table:table-cell table:formula="of:=([.D243]-[.E243])^2" office:value-type="float" office:value="6.553994245929" calcext:value-type="float">
            <text:p>6,55399424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520006" calcext:value-type="float">
            <text:p>0,520006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7.260078" calcext:value-type="float">
            <text:p>27,260078</text:p>
          </table:table-cell>
          <table:table-cell table:formula="of:=([.D244]-[.E244])^2" office:value-type="float" office:value="6.553994245929" calcext:value-type="float">
            <text:p>6,55399424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20006" calcext:value-type="float">
            <text:p>0,520006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7.260078" calcext:value-type="float">
            <text:p>27,260078</text:p>
          </table:table-cell>
          <table:table-cell table:formula="of:=([.D245]-[.E245])^2" office:value-type="float" office:value="4.24394608705601" calcext:value-type="float">
            <text:p>4,24394608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7.260078" calcext:value-type="float">
            <text:p>27,260078</text:p>
          </table:table-cell>
          <table:table-cell table:formula="of:=([.D246]-[.E246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0006" calcext:value-type="float">
            <text:p>0,520006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7.260078" calcext:value-type="float">
            <text:p>27,260078</text:p>
          </table:table-cell>
          <table:table-cell table:formula="of:=([.D247]-[.E247])^2" office:value-type="float" office:value="2.37137824518399" calcext:value-type="float">
            <text:p>2,37137824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520006" calcext:value-type="float">
            <text:p>0,520006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7.260078" calcext:value-type="float">
            <text:p>27,260078</text:p>
          </table:table-cell>
          <table:table-cell table:formula="of:=([.D248]-[.E248])^2" office:value-type="float" office:value="9.859072487056" calcext:value-type="float">
            <text:p>9,85907248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0006" calcext:value-type="float">
            <text:p>0,520006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27.260078" calcext:value-type="float">
            <text:p>27,260078</text:p>
          </table:table-cell>
          <table:table-cell table:formula="of:=([.D249]-[.E249])^2" office:value-type="float" office:value="12.531076085476" calcext:value-type="float">
            <text:p>12,53107608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520006" calcext:value-type="float">
            <text:p>0,520006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27.260078" calcext:value-type="float">
            <text:p>27,260078</text:p>
          </table:table-cell>
          <table:table-cell table:formula="of:=([.D250]-[.E250])^2" office:value-type="float" office:value="9.24111360640001" calcext:value-type="float">
            <text:p>9,24111360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520006" calcext:value-type="float">
            <text:p>0,520006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27.260078" calcext:value-type="float">
            <text:p>27,260078</text:p>
          </table:table-cell>
          <table:table-cell table:formula="of:=([.D251]-[.E251])^2" office:value-type="float" office:value="11.155072286241" calcext:value-type="float">
            <text:p>11,15507228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20006" calcext:value-type="float">
            <text:p>0,520006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7.260078" calcext:value-type="float">
            <text:p>27,260078</text:p>
          </table:table-cell>
          <table:table-cell table:formula="of:=([.D252]-[.E252])^2" office:value-type="float" office:value="13.986986646724" calcext:value-type="float">
            <text:p>13,98698664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0006" calcext:value-type="float">
            <text:p>0,520006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7.260078" calcext:value-type="float">
            <text:p>27,260078</text:p>
          </table:table-cell>
          <table:table-cell table:formula="of:=([.D253]-[.E253])^2" office:value-type="float" office:value="12.531076085476" calcext:value-type="float">
            <text:p>12,53107608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520006" calcext:value-type="float">
            <text:p>0,520006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7.260078" calcext:value-type="float">
            <text:p>27,260078</text:p>
          </table:table-cell>
          <table:table-cell table:formula="of:=([.D254]-[.E254])^2" office:value-type="float" office:value="10.497114005625" calcext:value-type="float">
            <text:p>10,49711400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520006" calcext:value-type="float">
            <text:p>0,520006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7.260078" calcext:value-type="float">
            <text:p>27,260078</text:p>
          </table:table-cell>
          <table:table-cell table:formula="of:=([.D255]-[.E255])^2" office:value-type="float" office:value="7.507156126561" calcext:value-type="float">
            <text:p>7,50715612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20006" calcext:value-type="float">
            <text:p>0,520006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7.260078" calcext:value-type="float">
            <text:p>27,260078</text:p>
          </table:table-cell>
          <table:table-cell table:formula="of:=([.D256]-[.E256])^2" office:value-type="float" office:value="0.705460566889" calcext:value-type="float">
            <text:p>0,70546056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006" calcext:value-type="float">
            <text:p>0,520006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260078" calcext:value-type="float">
            <text:p>27,260078</text:p>
          </table:table-cell>
          <table:table-cell table:formula="of:=([.D257]-[.E257])^2" office:value-type="float" office:value="2.75584568547601" calcext:value-type="float">
            <text:p>2,75584568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7.260078" calcext:value-type="float">
            <text:p>27,260078</text:p>
          </table:table-cell>
          <table:table-cell table:formula="of:=([.D258]-[.E258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20006" calcext:value-type="float">
            <text:p>0,520006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7.260078" calcext:value-type="float">
            <text:p>27,260078</text:p>
          </table:table-cell>
          <table:table-cell table:formula="of:=([.D259]-[.E259])^2" office:value-type="float" office:value="0.193529606400001" calcext:value-type="float">
            <text:p>0,19352960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20006" calcext:value-type="float">
            <text:p>0,520006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7.260078" calcext:value-type="float">
            <text:p>27,260078</text:p>
          </table:table-cell>
          <table:table-cell table:formula="of:=([.D260]-[.E260])^2" office:value-type="float" office:value="3.38529088705601" calcext:value-type="float">
            <text:p>3,38529088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20006" calcext:value-type="float">
            <text:p>0,520006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7.260078" calcext:value-type="float">
            <text:p>27,260078</text:p>
          </table:table-cell>
          <table:table-cell table:formula="of:=([.D261]-[.E261])^2" office:value-type="float" office:value="14.745039365329" calcext:value-type="float">
            <text:p>14,74503936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20006" calcext:value-type="float">
            <text:p>0,520006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27.260078" calcext:value-type="float">
            <text:p>27,260078</text:p>
          </table:table-cell>
          <table:table-cell table:formula="of:=([.D262]-[.E262])^2" office:value-type="float" office:value="3.38529088705601" calcext:value-type="float">
            <text:p>3,38529088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520006" calcext:value-type="float">
            <text:p>0,520006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7.260078" calcext:value-type="float">
            <text:p>27,260078</text:p>
          </table:table-cell>
          <table:table-cell table:formula="of:=([.D263]-[.E263])^2" office:value-type="float" office:value="4.161277686241" calcext:value-type="float">
            <text:p>4,16127768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520006" calcext:value-type="float">
            <text:p>0,520006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7.260078" calcext:value-type="float">
            <text:p>27,260078</text:p>
          </table:table-cell>
          <table:table-cell table:formula="of:=([.D264]-[.E264])^2" office:value-type="float" office:value="5.01726848547599" calcext:value-type="float">
            <text:p>5,01726848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520006" calcext:value-type="float">
            <text:p>0,520006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7.260078" calcext:value-type="float">
            <text:p>27,260078</text:p>
          </table:table-cell>
          <table:table-cell table:formula="of:=([.D265]-[.E265])^2" office:value-type="float" office:value="24.402829366084" calcext:value-type="float">
            <text:p>24,40282936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520006" calcext:value-type="float">
            <text:p>0,520006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27.260078" calcext:value-type="float">
            <text:p>27,260078</text:p>
          </table:table-cell>
          <table:table-cell table:formula="of:=([.D266]-[.E266])^2" office:value-type="float" office:value="26.418849565329" calcext:value-type="float">
            <text:p>26,41884956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520006" calcext:value-type="float">
            <text:p>0,520006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27.260078" calcext:value-type="float">
            <text:p>27,260078</text:p>
          </table:table-cell>
          <table:table-cell table:formula="of:=([.D267]-[.E267])^2" office:value-type="float" office:value="17.976955525776" calcext:value-type="float">
            <text:p>17,97695552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520006" calcext:value-type="float">
            <text:p>0,520006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27.260078" calcext:value-type="float">
            <text:p>27,260078</text:p>
          </table:table-cell>
          <table:table-cell table:formula="of:=([.D268]-[.E268])^2" office:value-type="float" office:value="5.95319984672399" calcext:value-type="float">
            <text:p>5,95319984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20006" calcext:value-type="float">
            <text:p>0,520006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7.260078" calcext:value-type="float">
            <text:p>27,260078</text:p>
          </table:table-cell>
          <table:table-cell table:formula="of:=([.D269]-[.E269])^2" office:value-type="float" office:value="1.299413046724" calcext:value-type="float">
            <text:p>1,29941304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20006" calcext:value-type="float">
            <text:p>0,520006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7.260078" calcext:value-type="float">
            <text:p>27,260078</text:p>
          </table:table-cell>
          <table:table-cell table:formula="of:=([.D270]-[.E270])^2" office:value-type="float" office:value="0.193529606400001" calcext:value-type="float">
            <text:p>0,19352960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0006" calcext:value-type="float">
            <text:p>0,520006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260078" calcext:value-type="float">
            <text:p>27,260078</text:p>
          </table:table-cell>
          <table:table-cell table:formula="of:=([.D271]-[.E271])^2" office:value-type="float" office:value="0.0575654451839995" calcext:value-type="float">
            <text:p>0,05756544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260078" calcext:value-type="float">
            <text:p>27,260078</text:p>
          </table:table-cell>
          <table:table-cell table:formula="of:=([.D272]-[.E272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20006" calcext:value-type="float">
            <text:p>0,520006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7.260078" calcext:value-type="float">
            <text:p>27,260078</text:p>
          </table:table-cell>
          <table:table-cell table:formula="of:=([.D273]-[.E273])^2" office:value-type="float" office:value="0.00360876532900033" calcext:value-type="float">
            <text:p>0,00360876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7.260078" calcext:value-type="float">
            <text:p>27,260078</text:p>
          </table:table-cell>
          <table:table-cell table:formula="of:=([.D274]-[.E274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0006" calcext:value-type="float">
            <text:p>0,520006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7.260078" calcext:value-type="float">
            <text:p>27,260078</text:p>
          </table:table-cell>
          <table:table-cell table:formula="of:=([.D275]-[.E275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0006" calcext:value-type="float">
            <text:p>0,520006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7.260078" calcext:value-type="float">
            <text:p>27,260078</text:p>
          </table:table-cell>
          <table:table-cell table:formula="of:=([.D276]-[.E276])^2" office:value-type="float" office:value="0.7397376064" calcext:value-type="float">
            <text:p>0,739737606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0006" calcext:value-type="float">
            <text:p>0,520006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7.260078" calcext:value-type="float">
            <text:p>27,260078</text:p>
          </table:table-cell>
          <table:table-cell table:formula="of:=([.D277]-[.E277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0006" calcext:value-type="float">
            <text:p>0,520006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7.260078" calcext:value-type="float">
            <text:p>27,260078</text:p>
          </table:table-cell>
          <table:table-cell table:formula="of:=([.D278]-[.E278])^2" office:value-type="float" office:value="0.921745925776002" calcext:value-type="float">
            <text:p>0,92174592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7.260078" calcext:value-type="float">
            <text:p>27,260078</text:p>
          </table:table-cell>
          <table:table-cell table:formula="of:=([.D279]-[.E279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0006" calcext:value-type="float">
            <text:p>0,520006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7.260078" calcext:value-type="float">
            <text:p>27,260078</text:p>
          </table:table-cell>
          <table:table-cell table:formula="of:=([.D280]-[.E280])^2" office:value-type="float" office:value="1.849798565329" calcext:value-type="float">
            <text:p>1,84979856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20006" calcext:value-type="float">
            <text:p>0,520006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7.260078" calcext:value-type="float">
            <text:p>27,260078</text:p>
          </table:table-cell>
          <table:table-cell table:formula="of:=([.D281]-[.E281])^2" office:value-type="float" office:value="0.00360876532900033" calcext:value-type="float">
            <text:p>0,00360876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0006" calcext:value-type="float">
            <text:p>0,520006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260078" calcext:value-type="float">
            <text:p>27,260078</text:p>
          </table:table-cell>
          <table:table-cell table:formula="of:=([.D282]-[.E282])^2" office:value-type="float" office:value="0.129653285476003" calcext:value-type="float">
            <text:p>0,12965328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006" calcext:value-type="float">
            <text:p>0,520006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260078" calcext:value-type="float">
            <text:p>27,260078</text:p>
          </table:table-cell>
          <table:table-cell table:formula="of:=([.D283]-[.E283])^2" office:value-type="float" office:value="0.435699005624999" calcext:value-type="float">
            <text:p>0,43569900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20006" calcext:value-type="float">
            <text:p>0,520006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7.260078" calcext:value-type="float">
            <text:p>27,260078</text:p>
          </table:table-cell>
          <table:table-cell table:formula="of:=([.D284]-[.E284])^2" office:value-type="float" office:value="1.123752645184" calcext:value-type="float">
            <text:p>1,12375264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0006" calcext:value-type="float">
            <text:p>0,520006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7.260078" calcext:value-type="float">
            <text:p>27,260078</text:p>
          </table:table-cell>
          <table:table-cell table:formula="of:=([.D285]-[.E285])^2" office:value-type="float" office:value="2.131839446724" calcext:value-type="float">
            <text:p>2,13183944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20006" calcext:value-type="float">
            <text:p>0,520006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7.260078" calcext:value-type="float">
            <text:p>27,260078</text:p>
          </table:table-cell>
          <table:table-cell table:formula="of:=([.D286]-[.E286])^2" office:value-type="float" office:value="4.24394608705601" calcext:value-type="float">
            <text:p>4,24394608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7.260078" calcext:value-type="float">
            <text:p>27,260078</text:p>
          </table:table-cell>
          <table:table-cell table:formula="of:=([.D287]-[.E287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520006" calcext:value-type="float">
            <text:p>0,520006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7.260078" calcext:value-type="float">
            <text:p>27,260078</text:p>
          </table:table-cell>
          <table:table-cell table:formula="of:=([.D288]-[.E288])^2" office:value-type="float" office:value="4.6659456064" calcext:value-type="float">
            <text:p>4,66594560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520006" calcext:value-type="float">
            <text:p>0,520006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7.260078" calcext:value-type="float">
            <text:p>27,260078</text:p>
          </table:table-cell>
          <table:table-cell table:formula="of:=([.D289]-[.E289])^2" office:value-type="float" office:value="5.56993984518401" calcext:value-type="float">
            <text:p>5,56993984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0006" calcext:value-type="float">
            <text:p>0,520006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7.260078" calcext:value-type="float">
            <text:p>27,260078</text:p>
          </table:table-cell>
          <table:table-cell table:formula="of:=([.D290]-[.E290])^2" office:value-type="float" office:value="0.313688486241002" calcext:value-type="float">
            <text:p>0,31368848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20006" calcext:value-type="float">
            <text:p>0,520006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7.260078" calcext:value-type="float">
            <text:p>27,260078</text:p>
          </table:table-cell>
          <table:table-cell table:formula="of:=([.D291]-[.E291])^2" office:value-type="float" office:value="0.193529606400001" calcext:value-type="float">
            <text:p>0,19352960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20006" calcext:value-type="float">
            <text:p>0,520006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7.260078" calcext:value-type="float">
            <text:p>27,260078</text:p>
          </table:table-cell>
          <table:table-cell table:formula="of:=([.D292]-[.E292])^2" office:value-type="float" office:value="0.00159384592900014" calcext:value-type="float">
            <text:p>0,00159384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20006" calcext:value-type="float">
            <text:p>0,520006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7.260078" calcext:value-type="float">
            <text:p>27,260078</text:p>
          </table:table-cell>
          <table:table-cell table:formula="of:=([.D293]-[.E293])^2" office:value-type="float" office:value="0.0195773265609997" calcext:value-type="float">
            <text:p>0,01957732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20006" calcext:value-type="float">
            <text:p>0,520006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260078" calcext:value-type="float">
            <text:p>27,260078</text:p>
          </table:table-cell>
          <table:table-cell table:formula="of:=([.D294]-[.E294])^2" office:value-type="float" office:value="8.64315312577599" calcext:value-type="float">
            <text:p>8,64315312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520006" calcext:value-type="float">
            <text:p>0,520006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7.260078" calcext:value-type="float">
            <text:p>27,260078</text:p>
          </table:table-cell>
          <table:table-cell table:formula="of:=([.D295]-[.E295])^2" office:value-type="float" office:value="21.528866886241" calcext:value-type="float">
            <text:p>21,52886688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520006" calcext:value-type="float">
            <text:p>0,520006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27.260078" calcext:value-type="float">
            <text:p>27,260078</text:p>
          </table:table-cell>
          <table:table-cell table:formula="of:=([.D296]-[.E296])^2" office:value-type="float" office:value="32.946635687056" calcext:value-type="float">
            <text:p>32,94663568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2.2445884782835" calcext:value-type="float">
            <text:p>2,244588478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5:11:01.510632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4T15:12:33.451364435</dc:date>
    <meta:editing-duration>PT39M31S</meta:editing-duration>
    <meta:editing-cycles>17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7.260078">
                <text:p>27.260078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7.260078">
                <text:p>27.2600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27.260078">
                <text:p>27.260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